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a41e" officeooo:paragraph-rsid="001da41e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officeooo:rsid="001da41e" officeooo:paragraph-rsid="001da41e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tyle="normal" fo:font-weight="normal" officeooo:rsid="001da41e" officeooo:paragraph-rsid="001da41e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normal" fo:font-weight="normal" officeooo:rsid="0022f13d" officeooo:paragraph-rsid="0022f13d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normal" fo:font-weight="normal" officeooo:rsid="0028ac69" officeooo:paragraph-rsid="0028ac69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normal" fo:font-weight="normal" officeooo:rsid="00290aba" officeooo:paragraph-rsid="00290aba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fo:font-weight="normal" officeooo:rsid="002a1ffa" officeooo:paragraph-rsid="002a1ffa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fo:font-weight="normal" officeooo:rsid="002bdbc3" officeooo:paragraph-rsid="002bdbc3" style:font-style-asian="normal" style:font-weight-asian="normal" style:font-style-complex="normal" style:font-weight-complex="normal"/>
    </style:style>
    <style:style style:name="T1" style:family="text">
      <style:text-properties officeooo:rsid="002639f2"/>
    </style:style>
    <style:style style:name="T2" style:family="text">
      <style:text-properties officeooo:rsid="001f6273"/>
    </style:style>
    <style:style style:name="T3" style:family="text">
      <style:text-properties officeooo:rsid="002682c9"/>
    </style:style>
    <style:style style:name="T4" style:family="text">
      <style:text-properties officeooo:rsid="0024ea6d"/>
    </style:style>
    <style:style style:name="T5" style:family="text">
      <style:text-properties officeooo:rsid="0020a257"/>
    </style:style>
    <style:style style:name="T6" style:family="text">
      <style:text-properties officeooo:rsid="0024ecec"/>
    </style:style>
    <style:style style:name="T7" style:family="text">
      <style:text-properties officeooo:rsid="00256571"/>
    </style:style>
    <style:style style:name="T8" style:family="text">
      <style:text-properties officeooo:rsid="00261001"/>
    </style:style>
    <style:style style:name="T9" style:family="text">
      <style:text-properties officeooo:rsid="00314720"/>
    </style:style>
    <style:style style:name="T10" style:family="text">
      <style:text-properties officeooo:rsid="0039eb00"/>
    </style:style>
    <style:style style:name="T11" style:family="text">
      <style:text-properties officeooo:rsid="003220b2"/>
    </style:style>
    <style:style style:name="T12" style:family="text">
      <style:text-properties officeooo:rsid="00343bc0"/>
    </style:style>
    <style:style style:name="T13" style:family="text">
      <style:text-properties officeooo:rsid="0032d006"/>
    </style:style>
    <style:style style:name="T14" style:family="text">
      <style:text-properties officeooo:rsid="003940a3"/>
    </style:style>
    <style:style style:name="T15" style:family="text">
      <style:text-properties officeooo:rsid="0036053d"/>
    </style:style>
    <style:style style:name="T16" style:family="text">
      <style:text-properties officeooo:rsid="0037b1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ucharemos en las playas</text:p>
      <text:p text:style-name="P1"/>
      <text:p text:style-name="P2">Winston Churchill, 4 de Junio de 1940</text:p>
      <text:p text:style-name="P2"/>
      <text:p text:style-name="P3"><text:span text:style-name="T1">Tengo </text:span><text:span text:style-name="T2">plena confianza </text:span><text:span text:style-name="T3">en</text:span><text:span text:style-name="T2"> que si todos realizan su labor, si nada es descuidado, si solo se hacen los mejores </text:span><text:span text:style-name="T4">preparativos</text:span><text:span text:style-name="T2">, tal como se están haciendo, demostraremos nuevamente que podemos defender nuestra isla, atravesar la tormenta de la guerra y sobrevivir a la amenaza de la tiranía; </text:span><text:span text:style-name="T5">si es necesario, por años; si es necesario, solos.</text:span></text:p>
      <text:p text:style-name="P4">De todas formas, es lo que intentaremos hacer. <text:span text:style-name="T6">Esta es la resolución del gobierno de Su Majestad - </text:span><text:span text:style-name="T7">de cada uno de sus hombres. </text:span><text:span text:style-name="T8">Esta es la voluntad del </text:span><text:span text:style-name="T9">p</text:span><text:span text:style-name="T8">arlamento y de la nación.</text:span></text:p>
      <text:p text:style-name="P5">El Imperio Británico y la República Francesa, unidos ambos en su causa y necesidad, defenderán hasta la muerte sus tierras nativas, protegiéndose el uno al otro como buenos camaradas, hasta ya no tener fuerzas.</text:p>
      <text:p text:style-name="P6">A pesar de que grandes zonas de Europa, y de que muchos antiguos y famosos estados, han caído o caerán en manos de la Gestapo y del odioso aparato <text:span text:style-name="T10">gubernamental</text:span> Nazi, no nos rendiremos ni fracasaremos.</text:p>
      <text:p text:style-name="P6"/>
      <text:p text:style-name="P7">Lucharemos hasta el fin, lucharemos en Francia,</text:p>
      <text:p text:style-name="P7">lucharemos en mar y océano,</text:p>
      <text:p text:style-name="P7">lucharemos con creciente seguridad y fuerzas en los aires,</text:p>
      <text:p text:style-name="P7">defenderemos nuestra isla, a cualquier costo,</text:p>
      <text:p text:style-name="P7">lucharemos en las playas,</text:p>
      <text:p text:style-name="P7">lucharemos en las pistas de aterrizaje,</text:p>
      <text:p text:style-name="P7">lucharemos en los campos y las calles,</text:p>
      <text:p text:style-name="P7">lucharemos en los montes;</text:p>
      <text:p text:style-name="P7"/>
      <text:p text:style-name="P8">jamás nos rendiremos; <text:span text:style-name="T11">y</text:span> si pasara que, cosa que ni por un segundo creo, esta isla o gran parte de ella fuera subyugada y <text:span text:style-name="T12">sufriera</text:span> <text:span text:style-name="T13">d</text:span>e hambre, nuestro imperio de ultramar, armado y vigilado por la flota británica, continuaría con la lucha hasta que, con <text:span text:style-name="T14">Dios de nuestro lado</text:span>, el <text:span text:style-name="T15">N</text:span>uevo Mundo, <text:span text:style-name="T16">en </text:span>todo su poder y gloria, avance hacia el rescate y <text:span text:style-name="T14">la</text:span> liberación del Viejo Mund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00:10:07.289000000</meta:creation-date>
    <dc:date>2024-09-30T10:18:57.258000000</dc:date>
    <meta:editing-duration>PT35M7S</meta:editing-duration>
    <meta:editing-cycles>29</meta:editing-cycles>
    <meta:generator>LibreOffice/24.8.1.2$Windows_X86_64 LibreOffice_project/87fa9aec1a63e70835390b81c40bb8993f1d4ff6</meta:generator>
    <meta:document-statistic meta:table-count="0" meta:image-count="0" meta:object-count="0" meta:page-count="1" meta:paragraph-count="15" meta:word-count="287" meta:character-count="1663" meta:non-whitespace-character-count="1391"/>
  </office:meta>
</office:document-meta>
</file>